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0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officeooo:rsid="001bc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nav</text:span> <text:span text:style-name="T2">class</text:span>=<text:span text:style-name="T3">"navbar navbar-expand-lg navbar-light bg-light"</text:span><text:span text:style-name="T1">&gt;</text:span></text:p>
      <text:p text:style-name="P1"><text:span text:style-name="T1">&lt;div</text:span> <text:span text:style-name="T2">class</text:span>=<text:span text:style-name="T3">"page-header"</text:span><text:span text:style-name="T1">&gt;</text:span></text:p>
      <text:p text:style-name="P1"><text:span text:style-name="T1">&lt;img</text:span> <text:span text:style-name="T2">src</text:span>=<text:span text:style-name="T3">"./img/book.jpeg"</text:span> <text:span text:style-name="T2">id</text:span>=<text:span text:style-name="T3">"img1"</text:span> <text:span text:style-name="T2">class</text:span>=<text:span text:style-name="T3">"rounded float-left"</text:span> <text:span text:style-name="T2">alt</text:span>=<text:span text:style-name="T3">"Image not found"</text:span><text:span text:style-name="T1">&gt;</text:span></text:p>
      <text:p text:style-name="P4"/>
      <text:p text:style-name="P3">&lt;/div&gt;</text:p>
      <text:p text:style-name="P1"><text:span text:style-name="T1"/></text:p>
      <text:p text:style-name="P1"><text:span text:style-name="T1">&lt;h1</text:span> <text:span text:style-name="T2">class</text:span>=<text:span text:style-name="T3">""</text:span><text:span text:style-name="T1">&gt;</text:span>BOOK HUB<text:span text:style-name="T1">&lt;/h1&gt;</text:span></text:p>
      <text:p text:style-name="P2">&lt;!-- &lt;a class="navbar-brand" href="#"&gt;Book Hub&lt;/a&gt; --&gt;</text:p>
      <text:p text:style-name="P1"><text:span text:style-name="T1">&lt;button</text:span> <text:span text:style-name="T2">class</text:span>=<text:span text:style-name="T3">"navbar-toggler"</text:span> <text:span text:style-name="T2">type</text:span>=<text:span text:style-name="T3">"button"</text:span> <text:span text:style-name="T2">data-toggle</text:span>=<text:span text:style-name="T3">"collapse"</text:span> <text:span text:style-name="T2">data-target</text:span>=<text:span text:style-name="T3">"#navbarSupportedContent"</text:span></text:p>
      <text:p text:style-name="P1"><text:span text:style-name="T2">aria-controls</text:span>=<text:span text:style-name="T3">"navbarSupportedContent"</text:span> <text:span text:style-name="T2">aria-expanded</text:span>=<text:span text:style-name="T3">"false"</text:span> <text:span text:style-name="T2">aria-label</text:span>=<text:span text:style-name="T3">"Toggle navigation"</text:span><text:span text:style-name="T1">&gt;</text:span></text:p>
      <text:p text:style-name="P1"><text:span text:style-name="T1">&lt;span</text:span> <text:span text:style-name="T2">class</text:span>=<text:span text:style-name="T3">"navbar-toggler-icon"</text:span><text:span text:style-name="T1">&gt;&lt;/span&gt;</text:span></text:p>
      <text:p text:style-name="P3">&lt;/button&gt;</text:p>
      <text:p text:style-name="P4"/>
      <text:p text:style-name="P1"><text:span text:style-name="T1">&lt;div</text:span> <text:span text:style-name="T2">class</text:span>=<text:span text:style-name="T3">"collapse navbar-collapse"</text:span> <text:span text:style-name="T2">id</text:span>=<text:span text:style-name="T3">"navbarSupportedContent"</text:span><text:span text:style-name="T1">&gt;</text:span></text:p>
      <text:p text:style-name="P1"><text:span text:style-name="T1">&lt;ul</text:span> <text:span text:style-name="T2">class</text:span>=<text:span text:style-name="T3">"navbar-nav mr-auto"</text:span><text:span text:style-name="T1">&gt;</text:span></text:p>
      <text:p text:style-name="P1"><text:span text:style-name="T1">&lt;li</text:span> <text:span text:style-name="T2">class</text:span>=<text:span text:style-name="T3">"nav-item active"</text:span><text:span text:style-name="T1">&gt;</text:span></text:p>
      <text:p text:style-name="P1"><text:span text:style-name="T1">&lt;a</text:span> <text:span text:style-name="T2">class</text:span>=<text:span text:style-name="T3">"nav-link"</text:span> <text:span text:style-name="T2">href</text:span>=<text:span text:style-name="T3">"#"</text:span><text:span text:style-name="T1">&gt;</text:span></text:p>
      <text:p text:style-name="P1"><text:span text:style-name="T1">&lt;h3&gt;</text:span>Home<text:span text:style-name="T1">&lt;/h3&gt;</text:span> <text:span text:style-name="T1">&lt;span</text:span> <text:span text:style-name="T2">class</text:span>=<text:span text:style-name="T3">"sr-only"</text:span><text:span text:style-name="T1">&gt;</text:span>(current)<text:span text:style-name="T1">&lt;/span&gt;</text:span></text:p>
      <text:p text:style-name="P3">&lt;/a&gt;</text:p>
      <text:p text:style-name="P3">&lt;/li&gt;</text:p>
      <text:p text:style-name="P1"><text:span text:style-name="T1">&lt;li</text:span> <text:span text:style-name="T2">class</text:span>=<text:span text:style-name="T3">"nav-item"</text:span><text:span text:style-name="T1">&gt;</text:span></text:p>
      <text:p text:style-name="P1"><text:span text:style-name="T1">&lt;a</text:span> <text:span text:style-name="T2">class</text:span>=<text:span text:style-name="T3">"nav-link"</text:span> <text:span text:style-name="T2">href</text:span>=<text:span text:style-name="T3">"#"</text:span><text:span text:style-name="T1">&gt;</text:span></text:p>
      <text:p text:style-name="P1"><text:span text:style-name="T1">&lt;h3&gt;</text:span>About<text:span text:style-name="T1">&lt;/h3&gt;</text:span></text:p>
      <text:p text:style-name="P3">&lt;/a&gt;</text:p>
      <text:p text:style-name="P3">&lt;/li&gt;</text:p>
      <text:p text:style-name="P1"><text:span text:style-name="T1">&lt;li</text:span> <text:span text:style-name="T2">class</text:span>=<text:span text:style-name="T3">"nav-item dropdown"</text:span><text:span text:style-name="T1">&gt;</text:span></text:p>
      <text:p text:style-name="P1"><text:span text:style-name="T1">&lt;a</text:span> <text:span text:style-name="T2">class</text:span>=<text:span text:style-name="T3">"nav-link dropdown-toggle"</text:span> <text:span text:style-name="T2">href</text:span>=<text:span text:style-name="T3">"#"</text:span> <text:span text:style-name="T2">id</text:span>=<text:span text:style-name="T3">"navbarDropdown"</text:span> <text:span text:style-name="T2">role</text:span>=<text:span text:style-name="T3">"button"</text:span> <text:span text:style-name="T2">data-toggle</text:span>=<text:span text:style-name="T3">"dropdown"</text:span></text:p>
      <text:p text:style-name="P1"><text:span text:style-name="T2">aria-haspopup</text:span>=<text:span text:style-name="T3">"true"</text:span> <text:span text:style-name="T2">aria-expanded</text:span>=<text:span text:style-name="T3">"false"</text:span><text:span text:style-name="T1">&gt;</text:span></text:p>
      <text:p text:style-name="P1"><text:span text:style-name="T1">&lt;h3&gt;</text:span>Dropdown<text:span text:style-name="T1">&lt;/h3&gt;</text:span></text:p>
      <text:p text:style-name="P3">&lt;/a&gt;</text:p>
      <text:p text:style-name="P1"><text:span text:style-name="T1">&lt;div</text:span> <text:span text:style-name="T2">class</text:span>=<text:span text:style-name="T3">"dropdown-menu"</text:span> <text:span text:style-name="T2">aria-labelledby</text:span>=<text:span text:style-name="T3">"navbarDropdown"</text:span><text:span text:style-name="T1">&gt;</text:span>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Categories<text:span text:style-name="T1">&lt;/h3&gt;</text:span></text:p>
      <text:p text:style-name="P3">&lt;/a&gt;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Contact<text:span text:style-name="T1">&lt;/h3&gt;</text:span></text:p>
      <text:p text:style-name="P3">&lt;/a&gt;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Login<text:span text:style-name="T1">&lt;/h3&gt;</text:span></text:p>
      <text:p text:style-name="P3">&lt;/a&gt;</text:p>
      <text:p text:style-name="P1"><text:span text:style-name="T1">&lt;div</text:span> <text:span text:style-name="T2">class</text:span>=<text:span text:style-name="T3">"dropdown-divider"</text:span><text:span text:style-name="T1">&gt;&lt;/div&gt;</text:span>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Sign Up<text:span text:style-name="T1">&lt;/h3&gt;</text:span></text:p>
      <text:p text:style-name="P3">&lt;/a&gt;</text:p>
      <text:p text:style-name="P3">&lt;/div&gt;</text:p>
      <text:p text:style-name="P3">&lt;/li&gt;</text:p>
      <text:p text:style-name="P4"/>
      <text:p text:style-name="P1"><text:span text:style-name="T1">&lt;form</text:span> <text:span text:style-name="T2">class</text:span>=<text:span text:style-name="T3">"form-inline my-2 my-lg-0"</text:span><text:span text:style-name="T1">&gt;</text:span></text:p>
      <text:p text:style-name="P1"><text:soft-page-break/><text:span text:style-name="T1">&lt;input</text:span> <text:span text:style-name="T2">class</text:span>=<text:span text:style-name="T3">"form-control mr-sm-2"</text:span> <text:span text:style-name="T2">type</text:span>=<text:span text:style-name="T3">"search"</text:span> <text:span text:style-name="T2">placeholder</text:span>=<text:span text:style-name="T3">"Search"</text:span> <text:span text:style-name="T2">aria-label</text:span>=<text:span text:style-name="T3">"Search"</text:span><text:span text:style-name="T1">&gt;</text:span>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 btn-info"</text:span><text:span text:style-name="T1">&gt;</text:span></text:p>
      <text:p text:style-name="P1"><text:span text:style-name="T1">&lt;span</text:span> <text:span text:style-name="T2">class</text:span>=<text:span text:style-name="T3">"glyphicon glyphicon-search"</text:span><text:span text:style-name="T1">&gt;&lt;/span&gt;</text:span> Search</text:p>
      <text:p text:style-name="P3">&lt;/button&gt;</text:p>
      <text:p text:style-name="P3">&lt;/ul&gt;</text:p>
      <text:p text:style-name="P4"/>
      <text:p text:style-name="P1"><text:span text:style-name="T1">&lt;div</text:span> <text:span text:style-name="T2">class</text:span>=<text:span text:style-name="T3">"container"</text:span><text:span text:style-name="T1">&gt;</text:span></text:p>
      <text:p text:style-name="P1"><text:span text:style-name="T1">&lt;h2&gt;</text:span>Already have an account?<text:span text:style-name="T1">&lt;/h2&gt;</text:span></text:p>
      <text:p text:style-name="P2">&lt;!-- Trigger the modal with a button --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 btn-info btn-lg"</text:span> <text:span text:style-name="T2">data-toggle</text:span>=<text:span text:style-name="T3">"modal"</text:span> <text:span text:style-name="T2">data-target</text:span>=<text:span text:style-name="T3">"#myModal"</text:span><text:span text:style-name="T1">&gt;</text:span>Login<text:span text:style-name="T1">&lt;/button&gt;</text:span></text:p>
      <text:p text:style-name="P4"/>
      <text:p text:style-name="P2">&lt;!-- Modal --&gt;</text:p>
      <text:p text:style-name="P1"><text:span text:style-name="T1">&lt;div</text:span> <text:span text:style-name="T2">class</text:span>=<text:span text:style-name="T3">"modal fade"</text:span> <text:span text:style-name="T2">id</text:span>=<text:span text:style-name="T3">"myModal"</text:span> <text:span text:style-name="T2">role</text:span>=<text:span text:style-name="T3">"dialog"</text:span><text:span text:style-name="T1">&gt;</text:span></text:p>
      <text:p text:style-name="P1"><text:span text:style-name="T1">&lt;div</text:span> <text:span text:style-name="T2">class</text:span>=<text:span text:style-name="T3">"modal-dialog"</text:span><text:span text:style-name="T1">&gt;</text:span></text:p>
      <text:p text:style-name="P4"/>
      <text:p text:style-name="P2">&lt;!-- Modal content--&gt;</text:p>
      <text:p text:style-name="P1"><text:span text:style-name="T1">&lt;div</text:span> <text:span text:style-name="T2">class</text:span>=<text:span text:style-name="T3">"modal-content"</text:span><text:span text:style-name="T1">&gt;</text:span></text:p>
      <text:p text:style-name="P1"><text:span text:style-name="T1">&lt;div</text:span> <text:span text:style-name="T2">class</text:span>=<text:span text:style-name="T3">"modal-header"</text:span><text:span text:style-name="T1">&gt;</text:span>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close"</text:span> <text:span text:style-name="T2">data-dismiss</text:span>=<text:span text:style-name="T3">"modal"</text:span><text:span text:style-name="T1">&gt;</text:span>&amp;times;<text:span text:style-name="T1">&lt;/button&gt;</text:span></text:p>
      <text:p text:style-name="P1"><text:span text:style-name="T1">&lt;h4</text:span> <text:span text:style-name="T2">class</text:span>=<text:span text:style-name="T3">"modal-title"</text:span><text:span text:style-name="T1">&gt;</text:span>Already have an account?<text:span text:style-name="T1">&lt;/h4&gt;</text:span></text:p>
      <text:p text:style-name="P3">&lt;/div&gt;</text:p>
      <text:p text:style-name="P1"><text:span text:style-name="T1">&lt;div</text:span> <text:span text:style-name="T2">class</text:span>=<text:span text:style-name="T3">"modal-body"</text:span><text:span text:style-name="T1">&gt;</text:span></text:p>
      <text:p text:style-name="P1"><text:span text:style-name="T1">&lt;p&gt;</text:span>Login<text:span text:style-name="T1">&lt;/p&gt;</text:span></text:p>
      <text:p text:style-name="P3">&lt;/div&gt;</text:p>
      <text:p text:style-name="P1"><text:span text:style-name="T1">&lt;div</text:span> <text:span text:style-name="T2">class</text:span>=<text:span text:style-name="T3">"modal-footer"</text:span><text:span text:style-name="T1">&gt;</text:span>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 btn-default"</text:span> <text:span text:style-name="T2">data-dismiss</text:span>=<text:span text:style-name="T3">"modal"</text:span><text:span text:style-name="T1">&gt;</text:span>Close<text:span text:style-name="T1">&lt;/button&gt;</text:span></text:p>
      <text:p text:style-name="P3">&lt;/div&gt;</text:p>
      <text:p text:style-name="P3">&lt;/div&gt;</text:p>
      <text:p text:style-name="P4"/>
      <text:p text:style-name="P3">&lt;/div&gt;</text:p>
      <text:p text:style-name="P3">&lt;/div&gt;</text:p>
      <text:p text:style-name="P4"/>
      <text:p text:style-name="P3">&lt;/div&gt;</text:p>
      <text:p text:style-name="P5"/>
      <text:p text:style-name="P3">&lt;/form&gt;</text:p>
      <text:p text:style-name="P5"/>
      <text:p text:style-name="P3">&lt;/div&gt;</text:p>
      <text:p text:style-name="P3">&lt;/nav&gt;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&lt;!-- carousel --&gt;</text:p>
      <text:p text:style-name="P4"/>
      <text:p text:style-name="P1"><text:span text:style-name="T1">&lt;div</text:span> <text:span text:style-name="T2">id</text:span>=<text:span text:style-name="T3">"carouselExampleIndicators"</text:span> <text:span text:style-name="T2">class</text:span>=<text:span text:style-name="T3">"carousel slide"</text:span> <text:span text:style-name="T2">data-ride</text:span>=<text:span text:style-name="T3">"carousel"</text:span><text:span text:style-name="T1">&gt;</text:span></text:p>
      <text:p text:style-name="P1"><text:span text:style-name="T1">&lt;ol</text:span> <text:span text:style-name="T2">class</text:span>=<text:span text:style-name="T3">"carousel-indicators"</text:span><text:span text:style-name="T1">&gt;</text:span></text:p>
      <text:p text:style-name="P1"><text:span text:style-name="T1">&lt;li</text:span> <text:span text:style-name="T2">data-target</text:span>=<text:span text:style-name="T3">"#carouselExampleIndicators"</text:span> <text:span text:style-name="T2">data-slide-to</text:span>=<text:span text:style-name="T3">"0"</text:span> <text:span text:style-name="T2">class</text:span>=<text:span text:style-name="T3">"active"</text:span><text:span text:style-name="T1">&gt;&lt;/li&gt;</text:span></text:p>
      <text:p text:style-name="P1"><text:span text:style-name="T1">&lt;li</text:span> <text:span text:style-name="T2">data-target</text:span>=<text:span text:style-name="T3">"#carouselExampleIndicators"</text:span> <text:span text:style-name="T2">data-slide-to</text:span>=<text:span text:style-name="T3">"1"</text:span><text:span text:style-name="T1">&gt;&lt;/li&gt;</text:span></text:p>
      <text:p text:style-name="P1"><text:span text:style-name="T1">&lt;li</text:span> <text:span text:style-name="T2">data-target</text:span>=<text:span text:style-name="T3">"#carouselExampleIndicators"</text:span> <text:span text:style-name="T2">data-slide-to</text:span>=<text:span text:style-name="T3">"2"</text:span><text:span text:style-name="T1">&gt;&lt;/li&gt;</text:span></text:p>
      <text:p text:style-name="P3">&lt;/ol&gt;</text:p>
      <text:p text:style-name="P1"><text:span text:style-name="T1">&lt;div</text:span> <text:span text:style-name="T2">class</text:span>=<text:span text:style-name="T3">"carousel-inner"</text:span><text:span text:style-name="T1">&gt;</text:span></text:p>
      <text:p text:style-name="P1"><text:span text:style-name="T1">&lt;div</text:span> <text:span text:style-name="T2">class</text:span>=<text:span text:style-name="T3">"carousel-item active"</text:span><text:span text:style-name="T1">&gt;</text:span></text:p>
      <text:p text:style-name="P2">&lt;!-- &lt;img class="d-block w-100" src="img/photo-1529007196863-d07650a3f0ea.jpeg" alt="First slide"&gt; --&gt;</text:p>
      <text:p text:style-name="P1"><text:span text:style-name="T1">&lt;div</text:span> <text:span text:style-name="T2">class</text:span>=<text:span text:style-name="T3">"view jarallax"</text:span> <text:span text:style-name="T2">style</text:span>=<text:span text:style-name="T3">"height: 100vh;"</text:span><text:span text:style-name="T1">&gt;</text:span></text:p>
      <text:p text:style-name="P1"><text:span text:style-name="T1">&lt;img</text:span> <text:span text:style-name="T2">class</text:span>=<text:span text:style-name="T3">"jarallax-img"</text:span> <text:span text:style-name="T2">src</text:span>=<text:span text:style-name="T3">"img/photo-1529007196863-d07650a3f0ea.jpeg"</text:span> <text:span text:style-name="T2">alt</text:span>=<text:span text:style-name="T3">""</text:span><text:span text:style-name="T1">&gt;</text:span></text:p>
      <text:p text:style-name="P1"><text:span text:style-name="T1">&lt;img</text:span> <text:span text:style-name="T2">class</text:span>=<text:span text:style-name="T3">"jarallax-img"</text:span> <text:span text:style-name="T2">src</text:span>=<text:span text:style-name="T3">"img/par.jpeg"</text:span> <text:span text:style-name="T2">alt</text:span>=<text:span text:style-name="T3">""</text:span><text:span text:style-name="T1">&gt;</text:span></text:p>
      <text:p text:style-name="P1"><text:span text:style-name="T1">&lt;div</text:span> <text:span text:style-name="T2">class</text:span>=<text:span text:style-name="T3">"mask rgba-blue-slight"</text:span><text:span text:style-name="T1">&gt;</text:span></text:p>
      <text:p text:style-name="P1"><text:span text:style-name="T1">&lt;div</text:span> <text:span text:style-name="T2">class</text:span>=<text:span text:style-name="T3">"container flex-center text-center"</text:span><text:span text:style-name="T1">&gt;</text:span></text:p>
      <text:p text:style-name="P1"><text:span text:style-name="T1">&lt;div</text:span> <text:span text:style-name="T2">class</text:span>=<text:span text:style-name="T3">"row mt-5"</text:span><text:span text:style-name="T1">&gt;</text:span></text:p>
      <text:p text:style-name="P1"><text:span text:style-name="T1">&lt;div</text:span> <text:span text:style-name="T2">class</text:span>=<text:span text:style-name="T3">"col-md-12 wow fadeIn mb-3"</text:span><text:span text:style-name="T1">&gt;</text:span></text:p>
      <text:p text:style-name="P1"><text:span text:style-name="T1">&lt;h1</text:span> <text:span text:style-name="T2">class</text:span>=<text:span text:style-name="T3">"display-3 mb-2 wow fadeInDown"</text:span> <text:span text:style-name="T2">data-wow-delay</text:span>=<text:span text:style-name="T3">"0.3s"</text:span><text:span text:style-name="T1">&gt;</text:span>Welcome To BookHub</text:p>
      <text:p text:style-name="P3">&lt;/h1&gt;</text:p>
      <text:p text:style-name="P2">&lt;!-- &lt;h3&gt; &lt;a class="indigo-text font-weight-bold"&gt;Learning is Fun&lt;/a&gt;&lt;/h3&gt; --&gt;</text:p>
      <text:p text:style-name="P1"><text:span text:style-name="T1">&lt;h3</text:span> <text:span text:style-name="T2">class</text:span>=<text:span text:style-name="T3">"text-uppercase mb-3 mt-1 font-weight-bold wow fadeIn"</text:span> <text:span text:style-name="T2">data-wow-delay</text:span>=<text:span text:style-name="T3">"0.4s"</text:span><text:span text:style-name="T1">&gt;</text:span> <text:span text:style-name="T1">&lt;a</text:span> <text:span text:style-name="T2">class</text:span>=<text:span text:style-name="T3">"indigo-text font-weight-bold"</text:span><text:span text:style-name="T1">&gt;</text:span>Learning is Fun<text:span text:style-name="T1">&lt;/a&gt;&lt;/h3&gt;</text:span></text:p>
      <text:p text:style-name="P1"><text:span text:style-name="T1">&lt;a</text:span> <text:span text:style-name="T2">class</text:span>=<text:span text:style-name="T3">"btn btn-light-blue btn-lg wow fadeIn"</text:span> <text:span text:style-name="T2">data-wow-delay</text:span>=<text:span text:style-name="T3">"0.4s"</text:span><text:span text:style-name="T1">&gt;</text:span>portfolio<text:span text:style-name="T1">&lt;/a&gt;</text:span> <text:span text:style-name="T1">&lt;a</text:span> <text:span text:style-name="T2">class</text:span>=<text:span text:style-name="T3">"btn btn-indigo btn-lg wow fadeIn"</text:span> <text:span text:style-name="T2">data-wow-delay</text:span>=<text:span text:style-name="T3">"0.4s"</text:span><text:span text:style-name="T1">&gt;</text:span>About me<text:span text:style-name="T1">&lt;/a&gt;</text:span></text:p>
      <text:p text:style-name="P3">&lt;/div&gt;</text:p>
      <text:p text:style-name="P3">&lt;/div&gt;</text:p>
      <text:p text:style-name="P3">&lt;/div&gt;</text:p>
      <text:p text:style-name="P3">&lt;/div&gt;</text:p>
      <text:p text:style-name="P3">&lt;/div&gt;</text:p>
      <text:p text:style-name="P5"/>
      <text:p text:style-name="P3">&lt;/div&gt;</text:p>
      <text:p text:style-name="P1"><text:span text:style-name="T1">&lt;div</text:span> <text:span text:style-name="T2">class</text:span>=<text:span text:style-name="T3">"carousel-item"</text:span><text:span text:style-name="T1">&gt;</text:span></text:p>
      <text:p text:style-name="P1"><text:span text:style-name="T1">&lt;img</text:span> <text:span text:style-name="T2">class</text:span>=<text:span text:style-name="T3">"d-block w-100"</text:span> <text:span text:style-name="T2">src</text:span>=<text:span text:style-name="T3">""</text:span> <text:span text:style-name="T2">alt</text:span>=<text:span text:style-name="T3">"Second slide"</text:span><text:span text:style-name="T1">&gt;</text:span></text:p>
      <text:p text:style-name="P3">&lt;/div&gt;</text:p>
      <text:p text:style-name="P2">&lt;!-- &lt;div class="carousel-item"&gt;</text:p>
      <text:p text:style-name="P2">&lt;img class="d-block w-100" src="" alt="Third slide"&gt;</text:p>
      <text:p text:style-name="P2">&lt;/div&gt; --&gt;</text:p>
      <text:p text:style-name="P3">&lt;/div&gt;</text:p>
      <text:p text:style-name="P1"><text:span text:style-name="T1">&lt;a</text:span> <text:span text:style-name="T2">class</text:span>=<text:span text:style-name="T3">"carousel-control-prev"</text:span> <text:span text:style-name="T2">href</text:span>=<text:span text:style-name="T3">"#carouselExampleIndicators"</text:span> <text:span text:style-name="T2">role</text:span>=<text:span text:style-name="T3">"button"</text:span> <text:span text:style-name="T2">data-slide</text:span>=<text:span text:style-name="T3">"prev"</text:span><text:span text:style-name="T1">&gt;</text:span></text:p>
      <text:p text:style-name="P1"><text:span text:style-name="T1">&lt;span</text:span> <text:span text:style-name="T2">class</text:span>=<text:span text:style-name="T3">"carousel-control-prev-icon"</text:span> <text:span text:style-name="T2">aria-hidden</text:span>=<text:span text:style-name="T3">"true"</text:span><text:span text:style-name="T1">&gt;&lt;/span&gt;</text:span></text:p>
      <text:p text:style-name="P1"><text:span text:style-name="T1">&lt;span</text:span> <text:span text:style-name="T2">class</text:span>=<text:span text:style-name="T3">"sr-only"</text:span><text:span text:style-name="T1">&gt;</text:span>Previous<text:span text:style-name="T1">&lt;/span&gt;</text:span></text:p>
      <text:p text:style-name="P3">&lt;/a&gt;</text:p>
      <text:p text:style-name="P1"><text:span text:style-name="T1">&lt;a</text:span> <text:span text:style-name="T2">class</text:span>=<text:span text:style-name="T3">"carousel-control-next"</text:span> <text:span text:style-name="T2">href</text:span>=<text:span text:style-name="T3">"#carouselExampleIndicators"</text:span> <text:span text:style-name="T2">role</text:span>=<text:span text:style-name="T3">"button"</text:span> <text:span text:style-name="T2">data-slide</text:span>=<text:span text:style-name="T3">"next"</text:span><text:span text:style-name="T1">&gt;</text:span></text:p>
      <text:p text:style-name="P1"><text:span text:style-name="T1">&lt;span</text:span> <text:span text:style-name="T2">class</text:span>=<text:span text:style-name="T3">"carousel-control-next-icon"</text:span> <text:span text:style-name="T2">aria-hidden</text:span>=<text:span text:style-name="T3">"true"</text:span><text:span text:style-name="T1">&gt;&lt;/span&gt;</text:span></text:p>
      <text:p text:style-name="P1"><text:soft-page-break/><text:span text:style-name="T1">&lt;span</text:span> <text:span text:style-name="T2">class</text:span>=<text:span text:style-name="T3">"sr-only"</text:span><text:span text:style-name="T1">&gt;</text:span>Next<text:span text:style-name="T1">&lt;/span&gt;</text:span></text:p>
      <text:p text:style-name="P3">&lt;/a&gt;</text:p>
      <text:p text:style-name="P3">&lt;/div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..<text:span text:style-name="T4">navigation bar</text:span></text:p>
      <text:p text:style-name="Standard"/>
      <text:p text:style-name="Standard"/>
      <text:p text:style-name="Standard"/>
      <text:p text:style-name="P1"><text:span text:style-name="T1">&lt;nav</text:span> <text:span text:style-name="T2">class</text:span>=<text:span text:style-name="T3">"navbar navbar-inverse fixed-top"</text:span><text:span text:style-name="T1">&gt;</text:span></text:p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page-header"</text:span><text:span text:style-name="T1">&gt;</text:span></text:p>
      <text:p text:style-name="P1"><text:span text:style-name="T1">&lt;img</text:span> <text:span text:style-name="T2">src</text:span>=<text:span text:style-name="T3">"./img/bok.jpeg"</text:span> <text:span text:style-name="T2">id</text:span>=<text:span text:style-name="T3">"img1"</text:span> <text:span text:style-name="T2">class</text:span>=<text:span text:style-name="T3">"rounded float-left"</text:span> <text:span text:style-name="T2">alt</text:span>=<text:span text:style-name="T3">"Image not found"</text:span><text:span text:style-name="T1">&gt;</text:span></text:p>
      <text:p text:style-name="P3">&lt;/div&gt;</text:p>
      <text:p text:style-name="P1"><text:span text:style-name="T1">&lt;div</text:span> <text:span text:style-name="T2">class</text:span>=<text:span text:style-name="T3">"form navbar-left"</text:span><text:span text:style-name="T1">&gt;</text:span></text:p>
      <text:p text:style-name="P1"><text:span text:style-name="T1">&lt;a</text:span> <text:span text:style-name="T2">class</text:span>=<text:span text:style-name="T3">"navbar-brand"</text:span> <text:span text:style-name="T2">href</text:span>=<text:span text:style-name="T3">"#"</text:span><text:span text:style-name="T1">&gt;&lt;h1</text:span> <text:span text:style-name="T2">class</text:span>=<text:span text:style-name="T3">""</text:span><text:span text:style-name="T1">&gt;</text:span>BOOK HUB<text:span text:style-name="T1">&lt;/h1&gt;&lt;/a&gt;</text:span></text:p>
      <text:p text:style-name="P3">&lt;/div&gt;</text:p>
      <text:p text:style-name="P1"><text:span text:style-name="T1">&lt;li</text:span> <text:span text:style-name="T2">class</text:span>=<text:span text:style-name="T3">"nav-item active"</text:span><text:span text:style-name="T1">&gt;</text:span></text:p>
      <text:p text:style-name="P1"><text:span text:style-name="T1">&lt;a</text:span> <text:span text:style-name="T2">class</text:span>=<text:span text:style-name="T3">"nav-link "</text:span> <text:span text:style-name="T2">href</text:span>=<text:span text:style-name="T3">"#"</text:span><text:span text:style-name="T1">&gt;</text:span></text:p>
      <text:p text:style-name="P1"><text:span text:style-name="T1">&lt;h3&gt;</text:span>Home<text:span text:style-name="T1">&lt;/h3&gt;</text:span> <text:span text:style-name="T1">&lt;span</text:span> <text:span text:style-name="T2">class</text:span>=<text:span text:style-name="T3">"sr-only"</text:span><text:span text:style-name="T1">&gt;</text:span>(current)<text:span text:style-name="T1">&lt;/span&gt;</text:span></text:p>
      <text:p text:style-name="P3">&lt;/a&gt;</text:p>
      <text:p text:style-name="P3">&lt;/li&gt;</text:p>
      <text:p text:style-name="P1"><text:span text:style-name="T1">&lt;li</text:span> <text:span text:style-name="T2">class</text:span>=<text:span text:style-name="T3">"nav-item"</text:span><text:span text:style-name="T1">&gt;</text:span></text:p>
      <text:p text:style-name="P1"><text:span text:style-name="T1">&lt;a</text:span> <text:span text:style-name="T2">class</text:span>=<text:span text:style-name="T3">"nav-link"</text:span> <text:span text:style-name="T2">href</text:span>=<text:span text:style-name="T3">"#"</text:span><text:span text:style-name="T1">&gt;</text:span></text:p>
      <text:p text:style-name="P1"><text:span text:style-name="T1">&lt;h3&gt;</text:span>About<text:span text:style-name="T1">&lt;/h3&gt;</text:span></text:p>
      <text:p text:style-name="P3">&lt;/a&gt;</text:p>
      <text:p text:style-name="P3">&lt;/li&gt;</text:p>
      <text:p text:style-name="P1"><text:span text:style-name="T1">&lt;li</text:span> <text:span text:style-name="T2">class</text:span>=<text:span text:style-name="T3">"nav-item"</text:span><text:span text:style-name="T1">&gt;</text:span></text:p>
      <text:p text:style-name="P1"><text:span text:style-name="T1">&lt;a</text:span> <text:span text:style-name="T2">class</text:span>=<text:span text:style-name="T3">"nav-link"</text:span> <text:span text:style-name="T2">href</text:span>=<text:span text:style-name="T3">"#"</text:span><text:span text:style-name="T1">&gt;</text:span></text:p>
      <text:p text:style-name="P1"><text:span text:style-name="T1">&lt;h3&gt;</text:span>E Learning<text:span text:style-name="T1">&lt;/h3&gt;</text:span></text:p>
      <text:p text:style-name="P3">&lt;/a&gt;</text:p>
      <text:p text:style-name="P3">&lt;/li&gt;</text:p>
      <text:p text:style-name="P1"><text:span text:style-name="T1">&lt;ul</text:span> <text:span text:style-name="T2">class</text:span>=<text:span text:style-name="T3">"nav navbar-nav"</text:span><text:span text:style-name="T1">&gt;</text:span></text:p>
      <text:p text:style-name="P1"><text:span text:style-name="T1">&lt;div</text:span> <text:span text:style-name="T2">class</text:span>=<text:span text:style-name="T3">"collapse navbar-collapse"</text:span> <text:span text:style-name="T2">id</text:span>=<text:span text:style-name="T3">"navbarSupportedContent"</text:span><text:span text:style-name="T1">&gt;</text:span></text:p>
      <text:p text:style-name="P1"><text:span text:style-name="T1">&lt;ul</text:span> <text:span text:style-name="T2">class</text:span>=<text:span text:style-name="T3">"navbar-nav mr-auto"</text:span><text:span text:style-name="T1">&gt;</text:span></text:p>
      <text:p text:style-name="P2">&lt;!-- &lt;li&gt;&lt;a href="#"&gt;E Learning&lt;/a&gt;&lt;/li&gt; --&gt;</text:p>
      <text:p text:style-name="P1"><text:span text:style-name="T1">&lt;li</text:span> <text:span text:style-name="T2">class</text:span>=<text:span text:style-name="T3">"nav-item dropdown"</text:span><text:span text:style-name="T1">&gt;</text:span></text:p>
      <text:p text:style-name="P1"><text:span text:style-name="T1">&lt;a</text:span> <text:span text:style-name="T2">class</text:span>=<text:span text:style-name="T3">"nav-link dropdown-toggle"</text:span> <text:span text:style-name="T2">href</text:span>=<text:span text:style-name="T3">"#"</text:span> <text:span text:style-name="T2">id</text:span>=<text:span text:style-name="T3">"navbarDropdown"</text:span> <text:span text:style-name="T2">role</text:span>=<text:span text:style-name="T3">"button"</text:span> <text:span text:style-name="T2">data-toggle</text:span>=<text:span text:style-name="T3">"dropdown"</text:span></text:p>
      <text:p text:style-name="P1"><text:span text:style-name="T2">aria-haspopup</text:span>=<text:span text:style-name="T3">"true"</text:span> <text:span text:style-name="T2">aria-expanded</text:span>=<text:span text:style-name="T3">"false"</text:span><text:span text:style-name="T1">&gt;</text:span></text:p>
      <text:p text:style-name="P1"><text:span text:style-name="T1">&lt;h3&gt;</text:span>More<text:span text:style-name="T1">&lt;/h3&gt;</text:span></text:p>
      <text:p text:style-name="P3">&lt;/a&gt;</text:p>
      <text:p text:style-name="P1"><text:span text:style-name="T1">&lt;div</text:span> <text:span text:style-name="T2">class</text:span>=<text:span text:style-name="T3">"dropdown-menu"</text:span> <text:span text:style-name="T2">aria-labelledby</text:span>=<text:span text:style-name="T3">"navbarDropdown"</text:span><text:span text:style-name="T1">&gt;</text:span>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Categories<text:span text:style-name="T1">&lt;/h3&gt;</text:span></text:p>
      <text:p text:style-name="P3">&lt;/a&gt;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oft-page-break/><text:span text:style-name="T1">&lt;h3&gt;</text:span>Contact<text:span text:style-name="T1">&lt;/h3&gt;</text:span></text:p>
      <text:p text:style-name="P3">&lt;/a&gt;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Login<text:span text:style-name="T1">&lt;/h3&gt;</text:span></text:p>
      <text:p text:style-name="P3">&lt;/a&gt;</text:p>
      <text:p text:style-name="P1"><text:span text:style-name="T1">&lt;div</text:span> <text:span text:style-name="T2">class</text:span>=<text:span text:style-name="T3">"dropdown-divider"</text:span><text:span text:style-name="T1">&gt;&lt;/div&gt;</text:span></text:p>
      <text:p text:style-name="P1"><text:span text:style-name="T1">&lt;a</text:span> <text:span text:style-name="T2">class</text:span>=<text:span text:style-name="T3">"dropdown-item"</text:span> <text:span text:style-name="T2">href</text:span>=<text:span text:style-name="T3">"#"</text:span><text:span text:style-name="T1">&gt;</text:span></text:p>
      <text:p text:style-name="P1"><text:span text:style-name="T1">&lt;h3&gt;</text:span>Sign Up<text:span text:style-name="T1">&lt;/h3&gt;</text:span></text:p>
      <text:p text:style-name="P3">&lt;/a&gt;</text:p>
      <text:p text:style-name="P3">&lt;/div&gt;</text:p>
      <text:p text:style-name="P3">&lt;/li&gt;</text:p>
      <text:p text:style-name="P4"/>
      <text:p text:style-name="P3">&lt;/ul&gt;</text:p>
      <text:p text:style-name="P1"><text:span text:style-name="T1">&lt;form</text:span> <text:span text:style-name="T2">class</text:span>=<text:span text:style-name="T3">"navbar-form navbar-left"</text:span> <text:span text:style-name="T2">action</text:span>=<text:span text:style-name="T3">"/action_page.php"</text:span><text:span text:style-name="T1">&gt;</text:span></text:p>
      <text:p text:style-name="P1"><text:span text:style-name="T1">&lt;div</text:span> <text:span text:style-name="T2">class</text:span>=<text:span text:style-name="T3">"input-group"</text:span><text:span text:style-name="T1">&gt;</text:span></text:p>
      <text:p text:style-name="P1"><text:span text:style-name="T1">&lt;input</text:span> <text:span text:style-name="T2">type</text:span>=<text:span text:style-name="T3">"text"</text:span> <text:span text:style-name="T2">class</text:span>=<text:span text:style-name="T3">"form-control"</text:span> <text:span text:style-name="T2">placeholder</text:span>=<text:span text:style-name="T3">"Search"</text:span> <text:span text:style-name="T2">name</text:span>=<text:span text:style-name="T3">"search"</text:span><text:span text:style-name="T1">&gt;</text:span></text:p>
      <text:p text:style-name="P1"><text:span text:style-name="T1">&lt;div</text:span> <text:span text:style-name="T2">class</text:span>=<text:span text:style-name="T3">"input-group-btn"</text:span><text:span text:style-name="T1">&gt;</text:span></text:p>
      <text:p text:style-name="P1"><text:span text:style-name="T1">&lt;button</text:span> <text:span text:style-name="T2">class</text:span>=<text:span text:style-name="T3">"btn btn-default"</text:span> <text:span text:style-name="T2">type</text:span>=<text:span text:style-name="T3">"submit"</text:span><text:span text:style-name="T1">&gt;</text:span></text:p>
      <text:p text:style-name="P1"><text:span text:style-name="T1">&lt;i</text:span> <text:span text:style-name="T2">class</text:span>=<text:span text:style-name="T3">"glyphicon glyphicon-search"</text:span><text:span text:style-name="T1">&gt;&lt;/i&gt;</text:span></text:p>
      <text:p text:style-name="P3">&lt;/button&gt;</text:p>
      <text:p text:style-name="P3">&lt;/div&gt;</text:p>
      <text:p text:style-name="P3">&lt;/div&gt;</text:p>
      <text:p text:style-name="P3">&lt;/form&gt;</text:p>
      <text:p text:style-name="P3">&lt;/div&gt;</text:p>
      <text:p text:style-name="P3">&lt;/nav&gt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45:22.209412501</meta:creation-date>
    <dc:date>2019-06-21T18:00:10.687117350</dc:date>
    <meta:editing-duration>PT5H14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81" meta:word-count="499" meta:character-count="5795" meta:non-whitespace-character-count="5486"/>
  </office:meta>
</office:document-meta>
</file>